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7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1:52:56.513905532</meta:creation-date>
    <dc:date>2024-08-02T11:53:52.674781941</dc:date>
    <meta:editing-duration>PT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9.2$Linux_X86_64 LibreOffice_project/50$Build-2</meta:generator>
  </office:meta>
</office:document-meta>
</file>